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股票所属类Classify主要用来获取上市公司股票所属行业分类数据及概念分类数据</text:p>
      <text:p text:style-name="Standard"/>
      <text:p text:style-name="Standard"/>
      <text:p text:style-name="Standard">[b](1)byIndustry(std='sina', retry=3, pause=0.001)[/b]</text:p>
      <text:p text:style-name="Standard">该方法用于获取股票所属行业分类数据</text:p>
      <text:p text:style-name="Standard"/>
      <text:p text:style-name="Standard">参数：</text:p>
      <text:p text:style-name="Standard">std : string</text:p>
      <text:p text:style-name="Standard"><text:s text:c="3"/>'sina':新浪行业 'sw'：申万行业</text:p>
      <text:p text:style-name="Standard">retry : int, 默认 10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 :股票代码</text:p>
      <text:p text:style-name="Standard"><text:s text:c="3"/>name :股票名称</text:p>
      <text:p text:style-name="Standard"><text:s text:c="3"/>c_name :行业名称</text:p>
      <text:p text:style-name="Standard"/>
      <text:p text:style-name="Standard">示例：</text:p>
      <text:p text:style-name="Standard">[i]import gugu as gg[/i]</text:p>
      <text:p text:style-name="Standard">[i]obj = gg.Classify()[/i] <text:s text:c="2"/># 创建股票所属类对象</text:p>
      <text:p text:style-name="Standard">[i]data = obj.byIndustry(std='sina')[/i] <text:s text:c="2"/># 获取新浪行业分类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8"/>code <text:s text:c="3"/>name c_name</text:p>
      <text:p text:style-name="Standard">0 <text:s text:c="4"/>600051 <text:s text:c="3"/>宁波联合 <text:s text:c="2"/>综合行业</text:p>
      <text:p text:style-name="Standard">1 <text:s text:c="4"/>600209 <text:s text:c="2"/>*ST罗顿 <text:s text:c="2"/>综合行业</text:p>
      <text:p text:style-name="Standard">2 <text:s text:c="4"/>600212 <text:s text:c="3"/>江泉实业 <text:s text:c="2"/>综合行业</text:p>
      <text:p text:style-name="Standard">3 <text:s text:c="4"/>600256 <text:s text:c="3"/>广汇能源 <text:s text:c="2"/>综合行业</text:p>
      <text:p text:style-name="Standard">4 <text:s text:c="4"/>600576 <text:s text:c="3"/>祥源文化 <text:s text:c="2"/>综合行业</text:p>
      <text:p text:style-name="Standard">5 <text:s text:c="4"/>600603 <text:s text:c="3"/>广汇物流 <text:s text:c="2"/>综合行业</text:p>
      <text:p text:style-name="Standard">6 <text:s text:c="4"/>600614 <text:s text:c="3"/>鹏起科技 <text:s text:c="2"/>综合行业</text:p>
      <text:p text:style-name="Standard">7 <text:s text:c="4"/>600620 <text:s text:c="3"/>天宸股份 <text:s text:c="2"/>综合行业</text:p>
      <text:p text:style-name="Standard">8 <text:s text:c="4"/>600622 <text:s text:c="3"/>光大嘉宝 <text:s text:c="2"/>综合行业</text:p>
      <text:p text:style-name="Standard">9 <text:s text:c="4"/>600624 <text:s text:c="3"/>复旦复华 <text:s text:c="2"/>综合行业</text:p>
      <text:p text:style-name="Standard">10 <text:s text:c="3"/>600647 <text:s text:c="3"/>同达创业 <text:s text:c="2"/>综合行业</text:p>
      <text:p text:style-name="Standard">11 <text:s text:c="3"/>600656 <text:s text:c="3"/>退市博元 <text:s text:c="2"/>综合行业</text:p>
      <text:p text:style-name="Standard">12 <text:s text:c="3"/>600687 <text:s text:c="3"/>刚泰控股 <text:s text:c="2"/>综合行业</text:p>
      <text:p text:style-name="Standard">13 <text:s text:c="3"/>600701 <text:s text:c="2"/>*ST工新 <text:s text:c="2"/>综合行业</text:p>
      <text:p text:style-name="Standard">14 <text:s text:c="3"/>600730 <text:s text:c="3"/>中国高科 <text:s text:c="2"/>综合行业</text:p>
      <text:p text:style-name="Standard">15 <text:s text:c="3"/>600770 <text:s text:c="3"/>综艺股份 <text:s text:c="2"/>综合行业</text:p>
      <text:p text:style-name="Standard">16 <text:s text:c="3"/>600777 <text:s text:c="3"/>新潮能源 <text:s text:c="2"/>综合行业</text:p>
      <text:p text:style-name="Standard">17 <text:s text:c="3"/>600800 <text:s text:c="3"/>天津磁卡 <text:s text:c="2"/>综合行业</text:p>
      <text:p text:style-name="Standard">18 <text:s text:c="3"/>600805 <text:s text:c="3"/>悦达投资 <text:s text:c="2"/>综合行业</text:p>
      <text:p text:style-name="Standard">19 <text:s text:c="3"/>600811 <text:s text:c="3"/>东方集团 <text:s text:c="2"/>综合行业</text:p>
      <text:p text:style-name="Standard">20 <text:s text:c="3"/>600832 <text:s text:c="3"/>东方明珠 <text:s text:c="2"/>综合行业</text:p>
      <text:p text:style-name="Standard">21 <text:s text:c="3"/>600846 <text:s text:c="3"/>同济科技 <text:s text:c="2"/>综合行业</text:p>
      <text:p text:style-name="Standard">22 <text:s text:c="3"/>600892 <text:s text:c="3"/>大晟文化 <text:s text:c="2"/>综合行业</text:p>
      <text:p text:style-name="Standard">23 <text:s text:c="3"/>000008 <text:s text:c="3"/>神州高铁 <text:s text:c="2"/>综合行业</text:p>
      <text:p text:style-name="Standard">24 <text:s text:c="3"/>000301 <text:s text:c="3"/>东方盛虹 <text:s text:c="2"/>综合行业</text:p>
      <text:p text:style-name="Standard"><text:soft-page-break/>25 <text:s text:c="3"/>000576 <text:s text:c="3"/>广东甘化 <text:s text:c="2"/>综合行业</text:p>
      <text:p text:style-name="Standard">26 <text:s text:c="3"/>000632 <text:s text:c="3"/>三木集团 <text:s text:c="2"/>综合行业</text:p>
      <text:p text:style-name="Standard">27 <text:s text:c="3"/>000633 <text:s text:c="3"/>合金投资 <text:s text:c="2"/>综合行业</text:p>
      <text:p text:style-name="Standard">28 <text:s text:c="3"/>000652 <text:s text:c="3"/>泰达股份 <text:s text:c="2"/>综合行业</text:p>
      <text:p text:style-name="Standard">29 <text:s text:c="3"/>000701 <text:s text:c="3"/>厦门信达 <text:s text:c="2"/>综合行业</text:p>
      <text:p text:style-name="Standard">... <text:s text:c="5"/>... <text:s text:c="4"/>... <text:s text:c="3"/>...</text:p>
      <text:p text:style-name="Standard">2323 <text:s/>600983 <text:s text:c="4"/>惠而浦 <text:s text:c="2"/>家电行业</text:p>
      <text:p text:style-name="Standard">2324 <text:s/>603366 <text:s text:c="3"/>日出东方 <text:s text:c="2"/>家电行业</text:p>
      <text:p text:style-name="Standard">2325 <text:s/>603519 <text:s text:c="3"/>立霸股份 <text:s text:c="2"/>家电行业</text:p>
      <text:p text:style-name="Standard">2326 <text:s/>000016 <text:s text:c="3"/>深康佳Ａ <text:s text:c="2"/>家电行业</text:p>
      <text:p text:style-name="Standard">2327 <text:s/>000100 <text:s/>TCL 集团 <text:s text:c="2"/>家电行业</text:p>
      <text:p text:style-name="Standard">2328 <text:s/>000333 <text:s text:c="3"/>美的集团 <text:s text:c="2"/>家电行业</text:p>
      <text:p text:style-name="Standard">2329 <text:s/>000418 <text:s text:c="3"/>小天鹅Ａ <text:s text:c="2"/>家电行业</text:p>
      <text:p text:style-name="Standard">2330 <text:s/>000521 <text:s text:c="3"/>长虹美菱 <text:s text:c="2"/>家电行业</text:p>
      <text:p text:style-name="Standard">2331 <text:s/>000527 <text:s text:c="3"/>美的电器 <text:s text:c="2"/>家电行业</text:p>
      <text:p text:style-name="Standard">2332 <text:s/>000533 <text:s text:c="3"/>顺钠股份 <text:s text:c="2"/>家电行业</text:p>
      <text:p text:style-name="Standard">2333 <text:s/>000541 <text:s text:c="3"/>佛山照明 <text:s text:c="2"/>家电行业</text:p>
      <text:p text:style-name="Standard">2334 <text:s/>000651 <text:s text:c="3"/>格力电器 <text:s text:c="2"/>家电行业</text:p>
      <text:p text:style-name="Standard">2335 <text:s/>000921 <text:s text:c="3"/>海信家电 <text:s text:c="2"/>家电行业</text:p>
      <text:p text:style-name="Standard">2336 <text:s/>002005 <text:s text:c="3"/>德豪润达 <text:s text:c="2"/>家电行业</text:p>
      <text:p text:style-name="Standard">2337 <text:s/>002032 <text:s text:c="2"/>苏 泊 尔 <text:s text:c="2"/>家电行业</text:p>
      <text:p text:style-name="Standard">2338 <text:s/>002035 <text:s text:c="3"/>华帝股份 <text:s text:c="2"/>家电行业</text:p>
      <text:p text:style-name="Standard">2339 <text:s/>002076 <text:s text:c="2"/>雪 莱 特 <text:s text:c="2"/>家电行业</text:p>
      <text:p text:style-name="Standard">2340 <text:s/>002242 <text:s text:c="3"/>九阳股份 <text:s text:c="2"/>家电行业</text:p>
      <text:p text:style-name="Standard">2341 <text:s/>002260 <text:s text:c="2"/>*ST德奥 <text:s text:c="2"/>家电行业</text:p>
      <text:p text:style-name="Standard">2342 <text:s/>002290 <text:s text:c="3"/>中科新材 <text:s text:c="2"/>家电行业</text:p>
      <text:p text:style-name="Standard">2343 <text:s/>002403 <text:s text:c="4"/>爱仕达 <text:s text:c="2"/>家电行业</text:p>
      <text:p text:style-name="Standard">2344 <text:s/>002429 <text:s text:c="3"/>兆驰股份 <text:s text:c="2"/>家电行业</text:p>
      <text:p text:style-name="Standard">2345 <text:s/>002473 <text:s text:c="2"/>*ST圣莱 <text:s text:c="2"/>家电行业</text:p>
      <text:p text:style-name="Standard">2346 <text:s/>002508 <text:s text:c="3"/>老板电器 <text:s text:c="2"/>家电行业</text:p>
      <text:p text:style-name="Standard">2347 <text:s/>002543 <text:s text:c="3"/>万和电气 <text:s text:c="2"/>家电行业</text:p>
      <text:p text:style-name="Standard">2348 <text:s/>002668 <text:s text:c="3"/>奥马电器 <text:s text:c="2"/>家电行业</text:p>
      <text:p text:style-name="Standard">2349 <text:s/>002677 <text:s text:c="3"/>浙江美大 <text:s text:c="2"/>家电行业</text:p>
      <text:p text:style-name="Standard">2350 <text:s/>002681 <text:s text:c="3"/>奋达科技 <text:s text:c="2"/>家电行业</text:p>
      <text:p text:style-name="Standard">2351 <text:s/>002705 <text:s text:c="3"/>新宝股份 <text:s text:c="2"/>家电行业</text:p>
      <text:p text:style-name="Standard">2352 <text:s/>002723 <text:s text:c="4"/>金莱特 <text:s text:c="2"/>家电行业</text:p>
      <text:p text:style-name="Standard"/>
      <text:p text:style-name="Standard"/>
      <text:p text:style-name="Standard">[b](2)byConcept(retry=3, pause=0.001)[/b]</text:p>
      <text:p text:style-name="Standard">该方法用于获取概念分类数据</text:p>
      <text:p text:style-name="Standard"/>
      <text:p text:style-name="Standard">参数：</text:p>
      <text:p text:style-name="Standard">retry : int, 默认 3</text:p>
      <text:p text:style-name="Standard"><text:s text:c="3"/>如遇网络等问题重复执行的次数 </text:p>
      <text:p text:style-name="Standard">pause : int, 默认 0.001</text:p>
      <text:p text:style-name="Standard"><text:s text:c="3"/>重复请求数据过程中暂停的秒数，防止请求间隔时间太短出现的问题</text:p>
      <text:p text:style-name="Standard"/>
      <text:p text:style-name="Standard">返回值：</text:p>
      <text:p text:style-name="Standard">DataFrame or List: [{'code':, 'name':, ...}, ...]</text:p>
      <text:p text:style-name="Standard"><text:s text:c="3"/>code :股票代码</text:p>
      <text:p text:style-name="Standard"><text:s text:c="3"/>name :股票名称</text:p>
      <text:p text:style-name="Standard"><text:s text:c="3"/>c_name :行业名称</text:p>
      <text:p text:style-name="Standard"/>
      <text:p text:style-name="Standard"><text:soft-page-break/>示例：</text:p>
      <text:p text:style-name="Standard">[i]import gugu as gg[/i]</text:p>
      <text:p text:style-name="Standard">[i]obj = gg.Classify()[/i] <text:s text:c="2"/># 创建股票所属类对象</text:p>
      <text:p text:style-name="Standard">[i]data = obj.byConcept()[/i] <text:s text:c="2"/># 获取概念分类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6"/>code <text:s text:c="2"/>name c_name</text:p>
      <text:p text:style-name="Standard">0 <text:s text:c="2"/>600007 <text:s text:c="2"/>中国国贸 <text:s text:c="2"/>外资背景</text:p>
      <text:p text:style-name="Standard">1 <text:s text:c="2"/>600114 <text:s text:c="2"/>东睦股份 <text:s text:c="2"/>外资背景</text:p>
      <text:p text:style-name="Standard">2 <text:s text:c="2"/>600132 <text:s text:c="2"/>重庆啤酒 <text:s text:c="2"/>外资背景</text:p>
      <text:p text:style-name="Standard">3 <text:s text:c="2"/>600182 <text:s text:c="3"/>S佳通 <text:s text:c="2"/>外资背景</text:p>
      <text:p text:style-name="Standard">4 <text:s text:c="2"/>600595 <text:s text:c="2"/>中孚实业 <text:s text:c="2"/>外资背景</text:p>
      <text:p text:style-name="Standard">5 <text:s text:c="2"/>600641 <text:s text:c="2"/>万业企业 <text:s text:c="2"/>外资背景</text:p>
      <text:p text:style-name="Standard">6 <text:s text:c="2"/>600779 <text:s text:c="3"/>水井坊 <text:s text:c="2"/>外资背景</text:p>
      <text:p text:style-name="Standard">7 <text:s text:c="2"/>600801 <text:s text:c="2"/>华新水泥 <text:s text:c="2"/>外资背景</text:p>
      <text:p text:style-name="Standard">8 <text:s text:c="2"/>600819 <text:s text:c="2"/>耀皮玻璃 <text:s text:c="2"/>外资背景</text:p>
      <text:p text:style-name="Standard">9 <text:s text:c="2"/>000001 <text:s text:c="2"/>平安银行 <text:s text:c="2"/>外资背景</text:p>
      <text:p text:style-name="Standard">10 <text:s/>000005 <text:s text:c="2"/>世纪星源 <text:s text:c="2"/>外资背景</text:p>
      <text:p text:style-name="Standard">11 <text:s/>000541 <text:s text:c="2"/>佛山照明 <text:s text:c="2"/>外资背景</text:p>
      <text:p text:style-name="Standard">12 <text:s/>000608 <text:s text:c="2"/>阳光股份 <text:s text:c="2"/>外资背景</text:p>
      <text:p text:style-name="Standard">13 <text:s/>000659 <text:s text:c="2"/>珠海中富 <text:s text:c="2"/>外资背景</text:p>
      <text:p text:style-name="Standard">14 <text:s/>000869 <text:s text:c="2"/>张 裕Ａ <text:s text:c="2"/>外资背景</text:p>
      <text:p text:style-name="Standard">15 <text:s/>000895 <text:s text:c="2"/>双汇发展 <text:s text:c="2"/>外资背景</text:p>
      <text:p text:style-name="Standard">16 <text:s/>000932 <text:s text:c="2"/>华菱钢铁 <text:s text:c="2"/>外资背景</text:p>
      <text:p text:style-name="Standard">17 <text:s/>000935 <text:s text:c="2"/>四川双马 <text:s text:c="2"/>外资背景</text:p>
      <text:p text:style-name="Standard">18 <text:s/>002032 <text:s/>苏 泊 尔 <text:s text:c="2"/>外资背景</text:p>
      <text:p text:style-name="Standard">19 <text:s/>002047 <text:s text:c="2"/>宝鹰股份 <text:s text:c="2"/>外资背景</text:p>
      <text:p text:style-name="Standard">0 <text:s text:c="2"/>600023 <text:s text:c="2"/>浙能电力 <text:s text:c="2"/>核电核能</text:p>
      <text:p text:style-name="Standard">1 <text:s text:c="2"/>600089 <text:s text:c="2"/>特变电工 <text:s text:c="2"/>核电核能</text:p>
      <text:p text:style-name="Standard">2 <text:s text:c="2"/>600202 <text:s/>*ST哈空 <text:s text:c="2"/>核电核能</text:p>
      <text:p text:style-name="Standard">3 <text:s text:c="2"/>600226 <text:s text:c="2"/>瀚叶股份 <text:s text:c="2"/>核电核能</text:p>
      <text:p text:style-name="Standard">4 <text:s text:c="2"/>600269 <text:s text:c="2"/>赣粤高速 <text:s text:c="2"/>核电核能</text:p>
      <text:p text:style-name="Standard">5 <text:s text:c="2"/>600292 <text:s text:c="2"/>远达环保 <text:s text:c="2"/>核电核能</text:p>
      <text:p text:style-name="Standard">6 <text:s text:c="2"/>600307 <text:s text:c="2"/>酒钢宏兴 <text:s text:c="2"/>核电核能</text:p>
      <text:p text:style-name="Standard">7 <text:s text:c="2"/>600328 <text:s text:c="2"/>兰太实业 <text:s text:c="2"/>核电核能</text:p>
      <text:p text:style-name="Standard">8 <text:s text:c="2"/>600416 <text:s text:c="2"/>湘电股份 <text:s text:c="2"/>核电核能</text:p>
      <text:p text:style-name="Standard">9 <text:s text:c="2"/>600483 <text:s text:c="2"/>福能股份 <text:s text:c="2"/>核电核能</text:p>
      <text:p text:style-name="Standard">.. <text:s text:c="4"/>... <text:s text:c="3"/>... <text:s text:c="3"/>...</text:p>
      <text:p text:style-name="Standard">0 <text:s text:c="2"/>600069 <text:s text:c="2"/>银鸽投资 <text:s text:c="2"/>摘帽概念</text:p>
      <text:p text:style-name="Standard">1 <text:s text:c="2"/>600163 <text:s text:c="2"/>中闽能源 <text:s text:c="2"/>摘帽概念</text:p>
      <text:p text:style-name="Standard">2 <text:s text:c="2"/>600179 <text:s text:c="2"/>安通控股 <text:s text:c="2"/>摘帽概念</text:p>
      <text:p text:style-name="Standard">3 <text:s text:c="2"/>600242 <text:s text:c="2"/>中昌数据 <text:s text:c="2"/>摘帽概念</text:p>
      <text:p text:style-name="Standard">4 <text:s text:c="2"/>600311 <text:s text:c="2"/>荣华实业 <text:s text:c="2"/>摘帽概念</text:p>
      <text:p text:style-name="Standard">5 <text:s text:c="2"/>600346 <text:s text:c="2"/>恒力股份 <text:s text:c="2"/>摘帽概念</text:p>
      <text:p text:style-name="Standard">6 <text:s text:c="2"/>600381 <text:s text:c="2"/>青海春天 <text:s text:c="2"/>摘帽概念</text:p>
      <text:p text:style-name="Standard">7 <text:s text:c="2"/>600401 <text:s/>*ST海润 <text:s text:c="2"/>摘帽概念</text:p>
      <text:p text:style-name="Standard">8 <text:s text:c="2"/>600408 <text:s/>*ST安泰 <text:s text:c="2"/>摘帽概念</text:p>
      <text:p text:style-name="Standard">9 <text:s text:c="2"/>600444 <text:s text:c="2"/>国机通用 <text:s text:c="2"/>摘帽概念</text:p>
      <text:p text:style-name="Standard">10 <text:s/>600608 <text:s text:c="2"/>ST沪科 <text:s text:c="2"/>摘帽概念</text:p>
      <text:p text:style-name="Standard">11 <text:s/>600691 <text:s text:c="2"/>阳煤化工 <text:s text:c="2"/>摘帽概念</text:p>
      <text:p text:style-name="Standard">12 <text:s/>600779 <text:s text:c="3"/>水井坊 <text:s text:c="2"/>摘帽概念</text:p>
      <text:p text:style-name="Standard">13 <text:s/>600793 <text:s text:c="2"/>宜宾纸业 <text:s text:c="2"/>摘帽概念</text:p>
      <text:p text:style-name="Standard"><text:soft-page-break/>14 <text:s/>600870 <text:s/>*ST厦华 <text:s text:c="2"/>摘帽概念</text:p>
      <text:p text:style-name="Standard">15 <text:s/>600962 <text:s text:c="2"/>国投中鲁 <text:s text:c="2"/>摘帽概念</text:p>
      <text:p text:style-name="Standard">16 <text:s/>600984 <text:s text:c="2"/>建设机械 <text:s text:c="2"/>摘帽概念</text:p>
      <text:p text:style-name="Standard">17 <text:s/>000059 <text:s text:c="2"/>华锦股份 <text:s text:c="2"/>摘帽概念</text:p>
      <text:p text:style-name="Standard">18 <text:s/>000068 <text:s text:c="2"/>华控赛格 <text:s text:c="2"/>摘帽概念</text:p>
      <text:p text:style-name="Standard">19 <text:s/>000510 <text:s text:c="2"/>金路集团 <text:s text:c="2"/>摘帽概念</text:p>
      <text:p text:style-name="Standard">20 <text:s/>000557 <text:s text:c="2"/>西部创业 <text:s text:c="2"/>摘帽概念</text:p>
      <text:p text:style-name="Standard">21 <text:s/>000590 <text:s text:c="2"/>启迪古汉 <text:s text:c="2"/>摘帽概念</text:p>
      <text:p text:style-name="Standard">22 <text:s/>000659 <text:s text:c="2"/>珠海中富 <text:s text:c="2"/>摘帽概念</text:p>
      <text:p text:style-name="Standard">23 <text:s/>000677 <text:s text:c="2"/>恒天海龙 <text:s text:c="2"/>摘帽概念</text:p>
      <text:p text:style-name="Standard">24 <text:s/>000799 <text:s text:c="3"/>酒鬼酒 <text:s text:c="2"/>摘帽概念</text:p>
      <text:p text:style-name="Standard">25 <text:s/>000815 <text:s text:c="3"/>美利云 <text:s text:c="2"/>摘帽概念</text:p>
      <text:p text:style-name="Standard">26 <text:s/>000927 <text:s text:c="2"/>一汽夏利 <text:s text:c="2"/>摘帽概念</text:p>
      <text:p text:style-name="Standard">27 <text:s/>002306 <text:s/>*ST云网 <text:s text:c="2"/>摘帽概念</text:p>
      <text:p text:style-name="Standard">28 <text:s/>002417 <text:s text:c="2"/>深南股份 <text:s text:c="2"/>摘帽概念</text:p>
      <text:p text:style-name="Standard">29 <text:s/>002633 <text:s text:c="2"/>申科股份 <text:s text:c="2"/>摘帽概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40:24.425728419</meta:creation-date>
    <dc:date>2019-03-20T12:40:47.830437683</dc:date>
    <meta:editing-duration>PT27S</meta:editing-duration>
    <meta:editing-cycles>1</meta:editing-cycles>
    <meta:document-statistic meta:table-count="0" meta:image-count="0" meta:object-count="0" meta:page-count="4" meta:paragraph-count="163" meta:word-count="1533" meta:character-count="4029" meta:non-whitespace-character-count="2743"/>
    <meta:generator>LibreOffice/6.0.6.2$Linux_X86_64 LibreOffice_project/00m0$Build-2</meta:generator>
  </office:meta>
</office:document-meta>
</file>